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e6ff00" draw:textarea-horizontal-align="justify" draw:textarea-vertical-align="middle" draw:auto-grow-height="false"/>
    </style:style>
    <style:style style:name="gr2" style:family="graphic" style:parent-style-name="standard">
      <style:graphic-properties draw:fill="solid" draw:fill-color="#00ae00" draw:textarea-horizontal-align="justify" draw:textarea-vertical-align="middle" draw:auto-grow-height="false"/>
    </style:style>
    <style:style style:name="gr3" style:family="graphic" style:parent-style-name="standard">
      <style:graphic-properties draw:fill="solid" draw:fill-color="#00ae00" draw:textarea-horizontal-align="justify" draw:textarea-vertical-align="middle" draw:auto-grow-height="false"/>
    </style:style>
    <style:style style:name="gr4" style:family="graphic" style:parent-style-name="standard">
      <style:graphic-properties draw:fill="solid" draw:fill-color="#0099ff"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420e" draw:textarea-horizontal-align="justify" draw:textarea-vertical-align="middle" draw:auto-grow-height="false" fo:min-height="0cm" fo:min-width="0cm" fo:wrap-option="no-wrap"/>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solid" draw:fill-color="#23ff23" draw:textarea-horizontal-align="justify" draw:textarea-vertical-align="middle" draw:auto-grow-height="false" fo:min-height="0cm" fo:min-width="0cm" fo:wrap-option="no-wrap"/>
    </style:style>
    <style:style style:name="gr9" style:family="graphic" style:parent-style-name="standard">
      <style:graphic-properties draw:fill="solid" draw:fill-color="#23ff23" draw:textarea-horizontal-align="justify" draw:textarea-vertical-align="middle" draw:auto-grow-height="false"/>
    </style:style>
    <style:style style:name="gr10" style:family="graphic" style:parent-style-name="standard">
      <style:graphic-properties draw:fill="solid" draw:fill-color="#ffff99" draw:textarea-horizontal-align="justify" draw:textarea-vertical-align="middle" draw:auto-grow-height="false" fo:min-height="0cm" fo:min-width="0cm" fo:wrap-option="no-wrap"/>
    </style:style>
    <style:style style:name="gr11" style:family="graphic" style:parent-style-name="standard">
      <style:graphic-properties draw:fill="solid" draw:fill-color="#ffff99"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ard">
        <draw:custom-shape draw:style-name="gr1" draw:text-style-name="P2" xml:id="id3" draw:id="id3" draw:layer="layout" svg:width="2.5cm" svg:height="4.297cm" svg:x="3.55cm" svg:y="9.303cm">
          <text:p text:style-name="P1"><text:span text:style-name="T1">R</text:span></text:p>
          <draw:enhanced-geometry svg:viewBox="0 0 21600 21600" draw:mirror-horizontal="false" draw:mirror-vertical="false" draw:type="rectangle" draw:enhanced-path="M 0 0 L 21600 0 21600 21600 0 21600 0 0 Z N"/>
        </draw:custom-shape>
        <draw:custom-shape draw:style-name="gr2" draw:text-style-name="P2" xml:id="id5" draw:id="id5" draw:layer="layout" svg:width="2.6cm" svg:height="3.9cm" svg:x="16cm" svg:y="9.703cm">
          <text:p text:style-name="P2">H</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2.1cm" svg:height="2.1cm" svg:x="16.2cm" svg:y="8.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1" draw:id="id1" draw:layer="layout" svg:width="2.5cm" svg:height="1.3cm" svg:x="3.5cm" svg:y="5.303cm">
          <text:p text:style-name="P1">Kine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7" draw:id="id7" draw:layer="layout" svg:width="6.7cm" svg:height="3.4cm" svg:x="6.1cm" svg:y="5.703cm">
          <text:p text:style-name="P1">Perception</text:p>
          <draw:enhanced-geometry svg:viewBox="0 0 21600 21600" draw:glue-points="10800 0 5400 10800 10800 21600 16200 10800" draw:text-areas="5400 0 16200 10800" draw:mirror-horizontal="false" draw:mirror-vertical="false" draw:type="flowchart-merge" draw:enhanced-path="M 0 0 L 21600 0 10800 21600 0 0 Z N"/>
        </draw:custom-shape>
        <draw:custom-shape draw:style-name="gr6" draw:text-style-name="P1" xml:id="id2" draw:id="id2" draw:layer="layout" svg:width="4.8cm" svg:height="2.7cm" svg:x="2.4cm" svg:y="1.503cm">
          <text:p text:style-name="P1">World Mode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1" draw:layer="layout" draw:type="curve" svg:x1="4.75cm" svg:y1="5.303cm" svg:x2="4.8cm" svg:y2="4.203cm" draw:start-shape="id1" draw:end-shape="id2" draw:end-glue-point="2" svg:d="m4750 5303c0-823 50-274 50-1100">
          <text:p/>
        </draw:connector>
        <draw:connector draw:style-name="gr7" draw:text-style-name="P1" draw:layer="layout" draw:type="curve" svg:x1="2.4cm" svg:y1="2.853cm" svg:x2="3.55cm" svg:y2="11.451cm" draw:start-shape="id2" draw:start-glue-point="3" draw:end-shape="id3" draw:end-glue-point="3" svg:d="m2400 2853c-751 0-1326 8598 1150 8598">
          <text:p/>
        </draw:connector>
        <draw:connector draw:style-name="gr7" draw:text-style-name="P1" draw:layer="layout" draw:type="curve" svg:x1="7.486cm" svg:y1="12.41cm" svg:x2="17.3cm" svg:y2="13.603cm" draw:start-shape="id4" draw:end-shape="id5" draw:end-glue-point="7" svg:d="m7486 12410c0 2542 9814 1946 9814 1193">
          <text:p/>
        </draw:connector>
        <draw:custom-shape draw:style-name="gr8" draw:text-style-name="P1" xml:id="id8" draw:id="id8" draw:layer="layout" svg:width="2.8cm" svg:height="0.9cm" svg:x="14.8cm" svg:y="6.703cm">
          <text:p text:style-name="P1">Speech</text:p>
          <draw:enhanced-geometry svg:viewBox="0 0 21600 21600" draw:text-areas="800 800 20800 20800" draw:type="round-rectangular-callout" draw:modifiers="10387.4330596216 43295.8934517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 xml:id="id6" draw:id="id6" draw:layer="layout" svg:width="2.888cm" svg:height="1.02cm" draw:transform="rotate (-0.431794456944501) translate (14.027cm 10.077cm)">
          <text:p text:style-name="P1">Gestures</text:p>
          <draw:enhanced-geometry svg:viewBox="0 0 21600 21600" draw:path-stretchpoint-x="10800" draw:path-stretchpoint-y="10800" draw:text-areas="?f3 ?f4 ?f5 ?f6" draw:type="round-rectangle" draw:modifiers="3931.631520532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curve" svg:x1="15.338cm" svg:y1="10.681cm" svg:x2="11.125cm" svg:y2="7.403cm" draw:start-shape="id6" draw:start-glue-point="0" draw:end-shape="id7" draw:end-glue-point="7" svg:d="m15338 10681c0-2186-1404-3278-4213-3278">
          <text:p/>
        </draw:connector>
        <draw:connector draw:style-name="gr7" draw:text-style-name="P1" draw:layer="layout" draw:type="curve" svg:x1="14.8cm" svg:y1="7.153cm" svg:x2="11.125cm" svg:y2="7.403cm" draw:start-shape="id8" draw:start-glue-point="3" draw:end-shape="id7" draw:end-glue-point="7" svg:d="m14800 7153c-1498 0 339 250-3675 250">
          <text:p/>
        </draw:connector>
        <draw:custom-shape draw:style-name="gr10" draw:text-style-name="P1" xml:id="id9" draw:id="id9" draw:layer="layout" svg:width="2.8cm" svg:height="0.9cm" svg:x="6.9cm" svg:y="9.603cm">
          <text:p text:style-name="P1">Speech</text:p>
          <draw:enhanced-geometry svg:viewBox="0 0 21600 21600" draw:text-areas="800 800 20800 20800" draw:type="round-rectangular-callout" draw:modifiers="-5660.26419136023 17860.15538290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7" draw:text-style-name="P1" draw:layer="layout" draw:type="curve" svg:x1="8.3cm" svg:y1="10.503cm" svg:x2="17.3cm" svg:y2="13.603cm" draw:start-shape="id9" draw:start-glue-point="2" draw:end-shape="id5" draw:end-glue-point="7" svg:d="m8300 10503c0 5403 9000 3853 9000 3100">
          <text:p/>
        </draw:connector>
        <draw:custom-shape draw:style-name="gr11" draw:text-style-name="P1" xml:id="id4" draw:id="id4" draw:layer="layout" svg:width="2.833cm" svg:height="0.9cm" draw:transform="rotate (-0.431794456944501) translate (6.577cm 11cm)">
          <text:p text:style-name="P1">Gestures</text:p>
          <draw:enhanced-geometry svg:viewBox="0 0 21600 21600" draw:path-stretchpoint-x="10800" draw:path-stretchpoint-y="10800" draw:text-areas="?f3 ?f4 ?f5 ?f6" draw:mirror-horizontal="false" draw:mirror-vertical="false" draw:type="round-rectangle" draw:modifiers="3931.631520532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22T10:09:57.01</meta:creation-date>
    <dc:date>2013-07-22T10:51:15.44</dc:date>
    <meta:editing-duration>PT25M45S</meta:editing-duration>
    <meta:editing-cycles>3</meta:editing-cycles>
    <meta:generator>OpenOffice.org/3.4.1$Win32 OpenOffice.org_project/341m1$Build-9593</meta:generator>
    <meta:document-statistic meta:object-count="16"/>
  </office:meta>
</office:document-meta>
</file>